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49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Wer?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Teilobjekte und Arbeitspakete</text:p>
          </table:table-cell>
          <table:table-cell table:style-name="ce1" office:value-type="string" calcext:value-type="string">
            <text:p>Summe (Personentage)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Simon</text:p>
          </table:table-cell>
        </table:table-row>
        <table:table-row table:style-name="ro1">
          <table:table-cell table:style-name="ce1" office:value-type="string" calcext:value-type="string">
            <text:p>1. Koordination und Organisation</text:p>
          </table:table-cell>
          <table:table-cell table:style-name="ce1" table:formula="of:=SUM([.C3:.D3])" office:value-type="float" office:value="7" calcext:value-type="float">
            <text:p>7</text:p>
          </table:table-cell>
          <table:table-cell table:style-name="ce1" table:formula="of:=SUM([.C4:.C7])" office:value-type="float" office:value="3" calcext:value-type="float">
            <text:p>3</text:p>
          </table:table-cell>
          <table:table-cell table:style-name="ce1" table:formula="of:=SUM([.D4:.D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1. Zeitplanung</text:p>
          </table:table-cell>
          <table:table-cell table:formula="of:=SUM([.C4:.D4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2. Einrichten des Dokumentationstemplates</text:p>
          </table:table-cell>
          <table:table-cell table:formula="of:=SUM([.C5:.D5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 Einrichten der Repositories</text:p>
          </table:table-cell>
          <table:table-cell table:formula="of:=SUM([.C6:.D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 Einrichten der Entwicklungsumgebung</text:p>
          </table:table-cell>
          <table:table-cell table:formula="of:=SUM([.C7:.D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2. Konzeption und Findung der Spielidee</text:p>
          </table:table-cell>
          <table:table-cell table:style-name="ce1" table:formula="of:=SUM([.C8:.D8])" office:value-type="float" office:value="7" calcext:value-type="float">
            <text:p>7</text:p>
          </table:table-cell>
          <table:table-cell table:style-name="ce1" table:formula="of:=SUM([.C9:.C11])" office:value-type="float" office:value="5" calcext:value-type="float">
            <text:p>5</text:p>
          </table:table-cell>
          <table:table-cell table:style-name="ce1" table:formula="of:=SUM([.D9:.D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1. Findung der Spielidee</text:p>
          </table:table-cell>
          <table:table-cell table:formula="of:=SUM([.C9:.D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2. Game Design Document</text:p>
          </table:table-cell>
          <table:table-cell table:formula="of:=SUM([.C10:.D1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3. Recherche zur Hardware</text:p>
          </table:table-cell>
          <table:table-cell table:formula="of:=SUM([.C11:.D11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3. Recherche</text:p>
          </table:table-cell>
          <table:table-cell table:style-name="ce1" table:formula="of:=SUM([.C12:.D12])" office:value-type="float" office:value="8" calcext:value-type="float">
            <text:p>8</text:p>
          </table:table-cell>
          <table:table-cell table:style-name="ce1" table:formula="of:=SUM([.C13:.C15])" office:value-type="float" office:value="5" calcext:value-type="float">
            <text:p>5</text:p>
          </table:table-cell>
          <table:table-cell table:style-name="ce1" table:formula="of:=SUM([.D13:.D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1. Ähnliche Spielideen recherchieren</text:p>
          </table:table-cell>
          <table:table-cell table:formula="of:=SUM([.C13:.D13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. Spiele mit ähnlichen Eingabegeräten recherchieren</text:p>
          </table:table-cell>
          <table:table-cell table:formula="of:=SUM([.C14:.D14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3. Geeignete Werkzeuge und Technologien</text:p>
          </table:table-cell>
          <table:table-cell table:formula="of:=SUM([.C15:.D15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4. Entwicklung des Spielgrundgerüsts</text:p>
          </table:table-cell>
          <table:table-cell table:style-name="ce1" table:formula="of:=SUM([.C16:.D16])" office:value-type="float" office:value="7" calcext:value-type="float">
            <text:p>7</text:p>
          </table:table-cell>
          <table:table-cell table:style-name="ce1" table:formula="of:=SUM([.C17:.C20])" office:value-type="float" office:value="4" calcext:value-type="float">
            <text:p>4</text:p>
          </table:table-cell>
          <table:table-cell table:style-name="ce1" table:formula="of:=SUM([.D17:.D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.1. Rudimentäres Leveldesign</text:p>
          </table:table-cell>
          <table:table-cell table:formula="of:=SUM([.C17:.D1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. Einfache Steuerung per Tastatur</text:p>
          </table:table-cell>
          <table:table-cell table:formula="of:=SUM([.C18:.D18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3. Einfache graphische Darstellung</text:p>
          </table:table-cell>
          <table:table-cell table:formula="of:=SUM([.C19:.D19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4. Einfaches graphische Benutzerschnittstelle</text:p>
          </table:table-cell>
          <table:table-cell table:formula="of:=SUM([.C20:.D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. Leveldesign</text:p>
          </table:table-cell>
          <table:table-cell table:style-name="ce1" table:formula="of:=SUM([.C21:.D21])" office:value-type="float" office:value="27" calcext:value-type="float">
            <text:p>27</text:p>
          </table:table-cell>
          <table:table-cell table:style-name="ce1" table:formula="of:=SUM([.C22:.C25])" office:value-type="float" office:value="12" calcext:value-type="float">
            <text:p>12</text:p>
          </table:table-cell>
          <table:table-cell table:style-name="ce1" table:formula="of:=SUM([.D22:.D2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.1. Entwicklung eines Levelgesamtkonzepts</text:p>
          </table:table-cell>
          <table:table-cell table:formula="of:=SUM([.C22:.D22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.2. Gestaltung von Grundelementen für die Levels</text:p>
          </table:table-cell>
          <table:table-cell table:formula="of:=SUM([.C23:.D23])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.3. Erstellung einer größeren Anzahl Levels</text:p>
          </table:table-cell>
          <table:table-cell table:formula="of:=SUM([.C24:.D24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.4. Testen und Balancing</text:p>
          </table:table-cell>
          <table:table-cell table:formula="of:=SUM([.C25:.D25])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6. Steuerung</text:p>
          </table:table-cell>
          <table:table-cell table:style-name="ce1" table:formula="of:=SUM([.C26:.D26])" office:value-type="float" office:value="15" calcext:value-type="float">
            <text:p>15</text:p>
          </table:table-cell>
          <table:table-cell table:style-name="ce1" table:formula="of:=SUM([.C27:.C29])" office:value-type="float" office:value="7" calcext:value-type="float">
            <text:p>7</text:p>
          </table:table-cell>
          <table:table-cell table:style-name="ce1" table:formula="of:=SUM([.D27:.D2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.1. Anbindung der Trittfrequenz</text:p>
          </table:table-cell>
          <table:table-cell table:formula="of:=SUM([.C27:.D2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2. Anbindung der Fahrradneigung</text:p>
          </table:table-cell>
          <table:table-cell table:formula="of:=SUM([.C28:.D28])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.3. Anbindung eines Aktionsbuttons</text:p>
          </table:table-cell>
          <table:table-cell table:formula="of:=SUM([.C29:.D29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7. Audiovisuelle Gestaltung</text:p>
          </table:table-cell>
          <table:table-cell table:style-name="ce1" table:formula="of:=SUM([.C30:.D30])" office:value-type="float" office:value="17" calcext:value-type="float">
            <text:p>17</text:p>
          </table:table-cell>
          <table:table-cell table:style-name="ce1" table:formula="of:=SUM([.C31:.C33])" office:value-type="float" office:value="9" calcext:value-type="float">
            <text:p>9</text:p>
          </table:table-cell>
          <table:table-cell table:style-name="ce1" table:formula="of:=SUM([.D31:.D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.1. Gestaltung von Models und Texturen</text:p>
          </table:table-cell>
          <table:table-cell table:formula="of:=SUM([.C31:.D31])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.2. Gestaltung der Spielumgebung</text:p>
          </table:table-cell>
          <table:table-cell table:formula="of:=SUM([.C32:.D32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3. Gestaltung von Effekten</text:p>
          </table:table-cell>
          <table:table-cell table:formula="of:=SUM([.C33:.D3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8. GUI</text:p>
          </table:table-cell>
          <table:table-cell table:style-name="ce1" table:formula="of:=SUM([.C34:.D34])" office:value-type="float" office:value="10" calcext:value-type="float">
            <text:p>10</text:p>
          </table:table-cell>
          <table:table-cell table:style-name="ce1" table:formula="of:=SUM([.C35:.C37])" office:value-type="float" office:value="4" calcext:value-type="float">
            <text:p>4</text:p>
          </table:table-cell>
          <table:table-cell table:style-name="ce1" table:formula="of:=SUM([.D35:.D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.1. Entwicklung eines GUI Konzepts</text:p>
          </table:table-cell>
          <table:table-cell table:formula="of:=SUM([.C35:.D35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.2. Gestaltung der GUI-Elemente</text:p>
          </table:table-cell>
          <table:table-cell table:formula="of:=SUM([.C36:.D3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.3. Implementierung der GUI im Spiel</text:p>
          </table:table-cell>
          <table:table-cell table:formula="of:=SUM([.C37:.D37])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9. Benutzerdokumentation</text:p>
          </table:table-cell>
          <table:table-cell table:style-name="ce1" table:formula="of:=SUM([.C38:.D38])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10. Entwicklungsdokumentation</text:p>
          </table:table-cell>
          <table:table-cell table:style-name="ce1" table:formula="of:=SUM([.C39:.D39])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Gesamt</text:p>
          </table:table-cell>
          <table:table-cell table:style-name="ce1" table:formula="of:=SUM([.B34];[.B30];[.B26];[.B21];[.B16];[.B12];[.B8];[.B3])" office:value-type="float" office:value="98" calcext:value-type="float">
            <text:p>98</text:p>
          </table:table-cell>
          <table:table-cell table:style-name="ce1" table:formula="of:=SUM([.C34];[.C30];[.C26];[.C21];[.C16];[.C12];[.C8];[.C3])" office:value-type="float" office:value="49" calcext:value-type="float">
            <text:p>49</text:p>
          </table:table-cell>
          <table:table-cell table:style-name="ce1" table:formula="of:=SUM([.D34];[.D30];[.D26];[.D21];[.D16];[.D12];[.D8];[.D3])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13:44:55.5898045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5-28T16:42:54.205701027</meta:creation-date>
    <dc:date>2015-05-29T13:45:15.453562043</dc:date>
    <dc:creator>Simon </dc:creator>
    <meta:editing-duration>PT26M22S</meta:editing-duration>
    <meta:editing-cycles>12</meta:editing-cycles>
    <meta:generator>LibreOffice/4.2.8.2$Linux_X86_64 LibreOffice_project/420m0$Build-2</meta:generator>
    <meta:document-statistic meta:table-count="1" meta:cell-count="157" meta:object-count="0"/>
  </office:meta>
</office:document-meta>
</file>